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name-complex="Calibri1" style:font-size-complex="12pt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1.905cm" fo:margin-right="0cm" fo:text-indent="0cm" style:auto-text-indent="false"/>
    </style:style>
    <style:style style:name="P4" style:family="paragraph" style:parent-style-name="Standard">
      <style:paragraph-properties fo:margin-left="1.508cm" fo:margin-right="0cm" fo:text-indent="0cm" style:auto-text-indent="false"/>
      <style:text-properties fo:font-size="12pt" style:font-size-asian="12pt" style:font-name-complex="Calibri1" style:font-size-complex="12pt"/>
    </style:style>
    <style:style style:name="P5" style:family="paragraph" style:parent-style-name="Standard">
      <style:paragraph-properties fo:margin-left="3.175cm" fo:margin-right="0cm" fo:text-indent="0cm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oftware Modules: Install from the linux distribution packages.</text:span></text:p>
      <text:p text:style-name="P2"><text:span text:style-name="T1">sudo apt-get install build-essential libgl1-mesa-dev <text:s/># Debian, Ubuntu</text:span></text:p>
      <text:p text:style-name="P2"><text:span text:style-name="T1">sudo apt-get install libglew-dev libsdl2-dev libsdl2-image-dev libglm-dev libfreetype6-dev <text:s/># Debian, Ubuntu</text:span></text:p>
      <text:p text:style-name="P2"><text:span text:style-name="T1">sudo apt-get install libglfw3-dev</text:span></text:p>
      <text:p text:style-name="P2"><text:span text:style-name="T1">sudo apt-get install libosmesa6-dev </text:span></text:p>
      <text:p text:style-name="P2"><text:span text:style-name="T1">sudo apt-get install libfreetype-dev libfreetype6 libfreetype6-dev</text:span></text:p>
      <text:p text:style-name="P1"/>
      <text:p text:style-name="P2"><text:span text:style-name="T1">Software: nodejs. Install from the linux distribution packages.</text:span></text:p>
      <text:p text:style-name="P2"><text:span text:style-name="T1">npm packages: </text:span></text:p>
      <text:p text:style-name="P2"><text:span text:style-name="T1">sudo npm install -g yamltojson</text:span></text:p>
      <text:p text:style-name="P2"><text:span text:style-name="T1">sudo npm install -g jsontoyaml</text:span></text:p>
      <text:p text:style-name="P2"><text:span text:style-name="T1">JAVA JDK Archives: http://jdk.java.net/archive/ </text:span></text:p>
      <text:p text:style-name="P2"><text:span text:style-name="T1">https://download.java.net/java/GA/jdk15.0.2/0d1cfde4252546c6931946de8db48ee2/7/GPL/openjdk-15.0.2_linux-x64_bin.tar.gz</text:span></text:p>
      <text:p text:style-name="P1"/>
      <text:p text:style-name="P2"><text:span text:style-name="T1">Download the above openjdk-15.0.2_linux-x64_bin.tar.gz</text:span></text:p>
      <text:p text:style-name="P2"><text:span text:style-name="T1">extarct </text:span></text:p>
      <text:p text:style-name="P2"><text:span text:style-name="T1">..&gt; jdk-15.0.2</text:span></text:p>
      <text:p text:style-name="P2"><text:span text:style-name="T1">copy to /usr/lib/java/ <text:s/>or (or wherever you prefer for example, /opt/java/) </text:span></text:p>
      <text:p text:style-name="P2"><text:span text:style-name="T1">cd /usr/lib/java/</text:span></text:p>
      <text:p text:style-name="P3"><text:span text:style-name="T1">+/jdk-15.0.2</text:span></text:p>
      <text:p text:style-name="P4"/>
      <text:p text:style-name="P2"><text:span text:style-name="T1">Use the above path (or wherever you prefer) </text:span></text:p>
      <text:p text:style-name="P1"/>
      <text:p text:style-name="P1"><text:soft-page-break/></text:p>
      <text:p text:style-name="P2"><text:span text:style-name="T1">$ export PATH=$PATH:"/usr/lib/java/jdk-15.0.2/"</text:span></text:p>
      <text:p text:style-name="P2"><text:span text:style-name="T1">$ export JAVA_HOME="/usr/lib/java/jdk-15.0.2"</text:span></text:p>
      <text:p text:style-name="P1"/>
      <text:p text:style-name="P2"><text:span text:style-name="T1">$ HDFView</text:span></text:p>
      <text:p text:style-name="P2"><text:span text:style-name="T1">[6:45 pm, 28/04/2022] Teju IDRBT 5G: Do not forget to set </text:span></text:p>
      <text:p text:style-name="P2"><text:span text:style-name="T1">$ export PATH=$PATH:"/usr/lib/java/jdk-15.0.2/"</text:span></text:p>
      <text:p text:style-name="P2"><text:span text:style-name="T1">$ export JAVA_HOME="/usr/lib/java/jdk-15.0.2" </text:span></text:p>
      <text:p text:style-name="P2"><text:span text:style-name="T1">before launching the HDFView</text:span></text:p>
      <text:p text:style-name="P2"><text:span text:style-name="T1">PATH="/usr/local/sbin:/usr/local/bin:/usr/sbin:/usr/bin:/sbin:/bin:/usr/games:/usr/local/games:/snap/bin:/usr/lib/java/jdk-15.0.2/"</text:span></text:p>
      <text:p text:style-name="P2"><text:span text:style-name="T1">file: /etc/environment</text:span></text:p>
      <text:p text:style-name="P2"><text:span text:style-name="T1">JAVA_HOME="/usr/lib/java/jdk-15.0.2"</text:span></text:p>
      <text:p text:style-name="P2"><text:span text:style-name="T1">Please note it is a sample file in my system</text:span></text:p>
      <text:p text:style-name="P2"><text:span text:style-name="T1">Please observe and update your <text:s/>environmrnt</text:span></text:p>
      <text:p text:style-name="P2"><text:span text:style-name="T1">/etc/ld.so.conf.d</text:span></text:p>
      <text:p text:style-name="P2"><text:span text:style-name="T1">Please find the software update release of IoT Edge s/w to integrate with Lab systems.</text:span></text:p>
      <text:p text:style-name="P1"/>
      <text:p text:style-name="P2"><text:span text:style-name="T1">Source code: </text:span></text:p>
      <text:p text:style-name="P2"><text:span text:style-name="T1">https://drive.google.com/file/d/1tkJyh9wh2K_u-spSS1qhRHVpYc1vZlgH/view?usp=sharing</text:span></text:p>
      <text:p text:style-name="P1"/>
      <text:p text:style-name="P1"/>
      <text:p text:style-name="P2"><text:span text:style-name="T1">Note: Since this link is not a restricted one, please download as soon as possible and let me know. I will revoke the share.</text:span></text:p>
      <text:p text:style-name="P1"><text:soft-page-break/></text:p>
      <text:p text:style-name="P2"><text:span text:style-name="T1">Release Notes:</text:span></text:p>
      <text:p text:style-name="P1"/>
      <text:p text:style-name="P5"><text:span text:style-name="T1">Added MQTT client options for secure / non-secure</text:span></text:p>
      <text:p text:style-name="P2"><text:span text:style-name="T1">File: &lt;source tree&gt;/run/pm-fin-l21-certs/ncap_config.yaml</text:span></text:p>
      <text:p text:style-name="P1"/>
      <text:p text:style-name="P5"><text:span text:style-name="T1">Added Let's Encrypt Root CA Cert file.</text:span></text:p>
      <text:p text:style-name="P2"><text:span text:style-name="T1">File: &lt;source tree&gt;/run/pm-fin-l21-config/isrgrootx1.pem</text:span></text:p>
      <text:p text:style-name="P1"/>
      <text:p text:style-name="P5"><text:span text:style-name="T1">Added a Python test program.</text:span></text:p>
      <text:p text:style-name="P2"><text:span text:style-name="T1">File: idrbt-mqtt-test-program.zip</text:span></text:p>
      <text:p text:style-name="Standard"><text:span text:style-name="T1"/></text:p>
      <text:p text:style-name="P1"/>
      <text:p text:style-name="P2"><text:span text:style-name="T1">Please find the software update release of IoT Edge s/w to integrate with Lab systems. </text:span></text:p>
      <text:p text:style-name="P1"/>
      <text:p text:style-name="P2"><text:span text:style-name="T1">Source code: </text:span></text:p>
      <text:p text:style-name="P2"><text:span text:style-name="T1">https://drive.google.com/file/d/1ClcHj87Hn5zCp53_trEQoGQvsfoN6Uyr/view?usp=sharing</text:span></text:p>
      <text:p text:style-name="P1"/>
      <text:p text:style-name="P2"><text:span text:style-name="T1">Note: Since this link is not a restricted one, please download as soon as possible and let me know. I will revoke the share. </text:span></text:p>
      <text:p text:style-name="P2"><text:span text:style-name="T1">The above file share will be removed in 48 Hours.</text:span></text:p>
      <text:p text:style-name="P1"/>
      <text:p text:style-name="P2"><text:span text:style-name="T1">Release Notes:</text:span></text:p>
      <text:p text:style-name="P2"><text:span text:style-name="T1">============</text:span></text:p>
      <text:p text:style-name="P2"><text:soft-page-break/><text:span text:style-name="T1">Module: sdl-lite-modbus</text:span></text:p>
      <text:p text:style-name="P5"><text:span text:style-name="T1">Datasource message filtering is added.</text:span></text:p>
      <text:p text:style-name="P1"/>
      <text:p text:style-name="P2"><text:span text:style-name="T1">Module: pm-fin-l21</text:span></text:p>
      <text:p text:style-name="P5"><text:span text:style-name="T1">Minor bug fixes.</text:span></text:p>
      <text:p text:style-name="P5"><text:span text:style-name="T1">NCAP Holding Register Hook was updated.</text:span></text:p>
      <text:p text:style-name="P5"><text:span text:style-name="T1">Data Source Message Filtering.</text:span></text:p>
      <text:p text:style-name="P1"/>
      <text:p text:style-name="P2"><text:span text:style-name="T1">Module: sdl-csu</text:span></text:p>
      <text:p text:style-name="P2"><text:span text:style-name="T1">No change</text:span></text:p>
      <text:p text:style-name="P1"/>
      <text:p text:style-name="P2"><text:span text:style-name="T1">New Module: pm-fin-s21 (Web App framework)</text:span></text:p>
      <text:p text:style-name="P5"><text:span text:style-name="T1">This is a Python-Flask application designed to run on on-prem cloud / public cloud. </text:span></text:p>
      <text:p text:style-name="P5"><text:span text:style-name="T1">It subscribes to the Plat…</text:span></text:p>
      <text:p text:style-name="P2"><text:span text:style-name="T1"><text:s/>Please find the software update release of IoT Edge s/w to integrate with Lab systems. </text:span></text:p>
      <text:p text:style-name="P2"><text:span text:style-name="T1">Release Notes: v2.0.0-release-doc.pdf</text:span></text:p>
      <text:p text:style-name="P2"><text:span text:style-name="T1">============Module 1: sdl-lite-modbus (Data Logger)Module 2: pm-fin-l21 (Gateway, NCAP, MQTT)</text:span></text:p>
      <text:p text:style-name="P2"><text:span text:style-name="T1">Module 3: sdl-csu (Engineering unit representation)</text:span></text:p>
      <text:p text:style-name="P2"><text:span text:style-name="T1">Module 4: pm-fin-s21 (Python Web App)Module 5: pm-fin-s21-spa (HTML5 App runs on browser)</text:span></text:p>
      <text:p text:style-name="P2"><text:span text:style-name="T1">Module 6: Python Development Setup using Poetry</text:span></text:p>
      <text:p text:style-name="P2"><text:span text:style-name="T1">Module 7: HDFView (Dataset Viewer)</text:span></text:p>
      <text:p text:style-name="P2"><text:span text:style-name="T1">Module 8: Keycloak (IDP, OpenID Connect)Module 9: MQTT Broker (EMQX)</text:span></text:p>
      <text:p text:style-name="P2"><text:soft-page-break/><text:span text:style-name="T1">--- Downloads ---Module 1 - 6 can be downloaded fromhttps://drive.google.com/file/d/1j846kQhdNbbIm_kGXdYZi_nrT72K4xYF/view?usp=sharing</text:span></text:p>
      <text:p text:style-name="P1"/>
      <text:p text:style-name="P2"><text:span text:style-name="T1">Module 7 can be download fromhttps://drive.google.com/file/d/1OWj-SJv_dzVWvq2OKCJuK9tHfiFzVA06/view?usp=sharing</text:span></text:p>
      <text:p text:style-name="P1"/>
      <text:p text:style-name="P2"><text:span text:style-name="T1">N…</text:span></text:p>
      <text:p text:style-name="P2"><text:span text:style-name="T1">[6:45 pm, 28/04/2022] Teju IDRBT 5G: Please find a minor patch (rearrange of build directories, index.vue (WebGUI)).</text:span></text:p>
      <text:p text:style-name="P1"/>
      <text:p text:style-name="P2"><text:span text:style-name="T1">https://drive.google.com/file/d/1ErpZz-Z436WEox9tbuiWGBIPOR-V63v_/view?usp=sharing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drbt</meta:initial-creator>
    <meta:editing-cycles>2</meta:editing-cycles>
    <meta:creation-date>2022-04-28T13:25:00</meta:creation-date>
    <dc:date>2022-04-28T19:13:15.521959805</dc:date>
    <meta:editing-duration>PT8M50S</meta:editing-duration>
    <meta:generator>LibreOffice/6.4.7.2$Linux_X86_64 LibreOffice_project/40$Build-2</meta:generator>
    <meta:document-statistic meta:table-count="0" meta:image-count="0" meta:object-count="0" meta:page-count="5" meta:paragraph-count="74" meta:word-count="428" meta:character-count="3731" meta:non-whitespace-character-count="33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